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0.3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office:annotation draw:style-name="gr2" draw:text-style-name="P2" svg:width="1.1413in" svg:height="0.7083in" svg:x="1.1252in" svg:y="0in" draw:caption-point-x="-0.2402in" draw:caption-point-y="0.0039in">
              <dc:date>2024-09-04T00:00:00</dc:date>
              <text:p text:style-name="P1"><text:span text:style-name="T1">Only the ones that have two or more eff</text:span></text:p>
            </office:annotation>
            <text:p>move_code</text:p>
          </table:table-cell>
          <table:table-cell office:value-type="string" calcext:value-type="string">
            <text:p>move_eff_code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rse-slf-atk-one</text:p>
          </table:table-cell>
          <table:table-cell/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rse-slf-def-one</text:p>
          </table:table-cell>
          <table:table-cell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<text:span text:style-name="T3">rse-slf-</text:span>spatk-one</text:p>
          </table:table-cell>
          <table:table-cell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<text:span text:style-name="T3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double-electric</text:p>
          </table:table-cell>
          <table:table-cell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<text:span text:style-name="T3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low-slf-def-one</text:p>
          </table:table-cell>
          <table:table-cell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low-slf-spdef-one</text:p>
          </table:table-cell>
          <table:table-cell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<text:span text:style-name="T3">rse-slf-</text:span>def-one</text:p>
          </table:table-cell>
          <table:table-cell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<text:span text:style-name="T3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may-induce-poi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-eff-1</text:p>
          </table:table-cell>
          <table:table-cell/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-eff-2</text:p>
          </table:table-cell>
          <table:table-cell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<text:span text:style-name="T3">rse-slf-</text:span>def-one</text:p>
          </table:table-cell>
          <table:table-cell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defensecurl-eff-2</text:p>
          </table:table-cell>
          <table:table-cell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<text:span text:style-name="T3">rse-slf-</text:span>def-one</text:p>
          </table:table-cell>
          <table:table-cell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<text:span text:style-name="T3">rse-slf-sp</text:span>def-one</text:p>
          </table:table-cell>
          <table:table-cell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low-opp-eva-one</text:p>
          </table:table-cell>
          <table:table-cell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defog-eff-2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-eff-2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dive-eff-2</text:p>
          </table:table-cell>
          <table:table-cell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rse-slf-atk-one</text:p>
          </table:table-cell>
          <table:table-cell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rse-slf-spe-one</text:p>
          </table:table-cell>
          <table:table-cell/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may-flinch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first-turn-out</text:p>
          </table:table-cell>
          <table:table-cell/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recoil</text:p>
          </table:table-cell>
          <table:table-cell/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defrost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induce-conf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rse-opp-spatk-two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reset-opp-eva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hit-ghost</text:p>
          </table:table-cell>
          <table:table-cell/>
        </table:table-row>
        <table:table-row table:style-name="ro1">
          <table:table-cell office:value-type="string" calcext:value-type="string">
            <text:p>icefang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cefang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hit-everyone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double-dig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hit-everyone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magnitude-eff-2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double-dig</text:p>
          </table:table-cell>
          <table:table-cell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low-opp-atk-two</text:p>
          </table:table-cell>
          <table:table-cell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low-opp-spatk-two</text:p>
          </table:table-cell>
          <table:table-cell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faint</text:p>
          </table:table-cell>
          <table:table-cell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<text:span text:style-name="T3">rse-slf-eva</text:span>-one</text:p>
          </table:table-cell>
          <table:table-cell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double-stomp</text:p>
          </table:table-cell>
          <table:table-cell/>
        </table:table-row>
        <table:table-row table:style-name="ro1">
          <table:table-cell office:value-type="string" calcext:value-type="string">
            <text:p>miracleeye</text:p>
          </table:table-cell>
          <table:table-cell office:value-type="string" calcext:value-type="string">
            <text:p>reset-opp-eva</text:p>
          </table:table-cell>
          <table:table-cell/>
        </table:table-row>
        <table:table-row table:style-name="ro1">
          <table:table-cell office:value-type="string" calcext:value-type="string">
            <text:p>miracleeye</text:p>
          </table:table-cell>
          <table:table-cell office:value-type="string" calcext:value-type="string">
            <text:p>hit-dar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6:02:12.614664463</meta:creation-date>
    <dc:date>2024-09-16T13:36:21.845750277</dc:date>
    <meta:editing-duration>PT22H14M23S</meta:editing-duration>
    <meta:editing-cycles>27</meta:editing-cycles>
    <meta:generator>LibreOffice/7.3.7.2$Linux_X86_64 LibreOffice_project/30$Build-2</meta:generator>
    <meta:document-statistic meta:table-count="1" meta:cell-count="122" meta:object-count="0"/>
  </office:meta>
</office:document-meta>
</file>